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4917in" style:auto-text-indent="false"/>
      <style:text-properties style:font-name="Arial" fo:font-size="11pt" style:font-size-asian="11pt" style:font-name-complex="Arial2" style:font-size-complex="11pt"/>
    </style:style>
    <style:style style:name="P6" style:family="paragraph" style:parent-style-name="Standard">
      <style:paragraph-properties fo:margin-left="0in" fo:margin-right="0in" fo:text-indent="0.4917in" style:auto-text-indent="false"/>
      <style:text-properties style:font-name="Arial" fo:font-size="11pt" style:font-size-asian="11pt" style:font-size-complex="11pt"/>
    </style:style>
    <style:style style:name="P7" style:family="paragraph" style:parent-style-name="Standard">
      <style:paragraph-properties fo:margin-left="0in" fo:margin-right="0in" fo:text-indent="0.4917in" style:auto-text-indent="false"/>
      <style:text-properties style:font-name="Arial" fo:font-size="11pt" fo:font-weight="bold" style:font-size-asian="11pt" style:font-weight-asian="bold" style:font-name-complex="Arial2" style:font-size-complex="11pt"/>
    </style:style>
    <style:style style:name="P8" style:family="paragraph" style:parent-style-name="Standard">
      <style:paragraph-properties fo:margin-left="0in" fo:margin-right="0in" fo:text-indent="0.4917in" style:auto-text-indent="false"/>
      <style:text-properties style:font-name="Arial" fo:font-size="11pt" fo:font-style="italic" style:font-size-asian="11pt" style:font-style-asian="italic" style:font-name-complex="Arial2" style:font-size-complex="11pt"/>
    </style:style>
    <style:style style:name="P9" style:family="paragraph" style:parent-style-name="Standard">
      <style:paragraph-properties fo:margin-left="0in" fo:margin-right="0in" fo:text-indent="0.4917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0" style:family="paragraph" style:parent-style-name="Standard">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11"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style>
    <style:style style:name="P12"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language-complex="en" style:country-complex="US"/>
    </style:style>
    <style:style style:name="P13"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font-weight-complex="bold"/>
    </style:style>
    <style:style style:name="P14"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15" style:family="paragraph" style:parent-style-name="Standard">
      <style:paragraph-properties fo:margin-left="0in" fo:margin-right="0in" fo:line-height="100%" fo:text-indent="0in" style:auto-text-indent="false"/>
      <style:text-properties fo:language="de" fo:country="DE"/>
    </style:style>
    <style:style style:name="P16" style:family="paragraph" style:parent-style-name="Standard">
      <style:paragraph-properties fo:margin-left="0in" fo:margin-right="0in" fo:line-height="100%" fo:text-indent="0in" style:auto-text-indent="false"/>
    </style:style>
    <style:style style:name="P17" style:family="paragraph" style:parent-style-name="Standard">
      <style:text-properties style:font-name="Arial" fo:font-size="11pt" style:font-size-asian="11pt" style:font-name-complex="Arial2" style:font-size-complex="11pt"/>
    </style:style>
    <style:style style:name="P18" style:family="paragraph" style:parent-style-name="Standard">
      <style:paragraph-properties fo:text-align="justify" style:justify-single-word="false"/>
      <style:text-properties style:font-name="Arial" fo:font-size="11pt" style:font-size-asian="11pt" style:font-name-complex="Arial2" style:font-size-complex="11pt"/>
    </style:style>
    <style:style style:name="P19" style:family="paragraph" style:parent-style-name="Standard">
      <style:text-properties style:font-name="Arial" fo:font-size="11pt" style:font-size-asian="11pt" style:font-name-complex="Arial2" style:font-size-complex="11pt" style:language-complex="en" style:country-complex="US"/>
    </style:style>
    <style:style style:name="P20" style:family="paragraph" style:parent-style-name="Standard">
      <style:text-properties style:font-name="Arial" fo:font-size="11pt" style:font-size-asian="11pt" style:font-size-complex="11pt"/>
    </style:style>
    <style:style style:name="P21" style:family="paragraph" style:parent-style-name="Standard">
      <style:text-properties style:font-name="Arial" fo:font-size="11pt" fo:font-weight="bold" style:font-size-asian="11pt" style:font-weight-asian="bold" style:font-name-complex="Arial2" style:font-size-complex="11pt"/>
    </style:style>
    <style:style style:name="P22" style:family="paragraph" style:parent-style-name="Standard">
      <style:text-properties style:font-name="Arial" fo:font-size="11pt" fo:language="en" fo:country="AU" style:font-size-asian="11pt" style:font-name-complex="Arial2" style:font-size-complex="11pt"/>
    </style:style>
    <style:style style:name="P23" style:family="paragraph" style:parent-style-name="Standard">
      <style:text-properties style:font-name="Arial" fo:font-size="11pt" fo:font-weight="normal" style:font-size-asian="11pt" style:font-weight-asian="normal" style:font-size-complex="11pt" style:font-weight-complex="normal"/>
    </style:style>
    <style:style style:name="P24" style:family="paragraph" style:parent-style-name="Standard">
      <style:text-properties style:font-name="Arial" fo:font-size="11pt" fo:font-weight="normal" style:font-size-asian="11pt" style:font-weight-asian="normal" style:font-name-complex="Arial2" style:font-size-complex="11pt" style:font-weight-complex="normal"/>
    </style:style>
    <style:style style:name="P25" style:family="paragraph" style:parent-style-name="Standard">
      <style:paragraph-properties fo:margin-left="0.4819in" fo:margin-right="0in" fo:text-indent="0in" style:auto-text-indent="false"/>
      <style:text-properties style:use-window-font-color="true" style:font-name="Arial" fo:font-size="11pt" fo:font-weight="normal" style:font-name-asian="Helvetica" style:font-size-asian="11pt" style:font-weight-asian="normal" style:font-name-complex="Helvetica" style:font-size-complex="11pt" style:font-weight-complex="normal"/>
    </style:style>
    <style:style style:name="P26" style:family="paragraph" style:parent-style-name="Standard">
      <style:paragraph-properties fo:margin-left="0.4819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27" style:family="paragraph" style:parent-style-name="Standard">
      <style:paragraph-properties fo:margin-left="0.4819in" fo:margin-right="0in" fo:text-indent="0in" style:auto-text-indent="false"/>
      <style:text-properties style:font-name="Arial" fo:font-size="11pt" style:font-size-asian="11pt" style:font-name-complex="Arial2" style:font-size-complex="11pt"/>
    </style:style>
    <style:style style:name="P28" style:family="paragraph" style:parent-style-name="Standard">
      <style:paragraph-properties fo:margin-left="0.4819in" fo:margin-right="0in" fo:margin-top="0.002in" fo:margin-bottom="0.002in" fo:text-align="justify" style:justify-single-word="false" fo:text-indent="0in" style:auto-text-indent="false"/>
      <style:text-properties style:font-name="Arial" fo:font-size="11pt" style:font-size-asian="11pt" style:font-size-complex="11pt"/>
    </style:style>
    <style:style style:name="P29"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style>
    <style:style style:name="P30"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language-complex="en" style:country-complex="US"/>
    </style:style>
    <style:style style:name="P31"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font-weight-complex="bold"/>
    </style:style>
    <style:style style:name="P32" style:family="paragraph" style:parent-style-name="Standard">
      <style:paragraph-properties fo:margin-left="0.4917in" fo:margin-right="0in" fo:text-indent="0in" style:auto-text-indent="false"/>
      <style:text-properties style:font-name="Arial" fo:font-size="11pt" style:font-size-asian="11pt" style:font-size-complex="11pt"/>
    </style:style>
    <style:style style:name="P33" style:family="paragraph" style:parent-style-name="Standard">
      <style:paragraph-properties fo:margin-left="0.4917in" fo:margin-right="0in" fo:text-align="justify" style:justify-single-word="false" fo:text-indent="0in" style:auto-text-indent="false"/>
      <style:text-properties style:font-name="Arial" fo:font-size="11pt" style:font-size-asian="11pt" style:font-size-complex="11pt"/>
    </style:style>
    <style:style style:name="P34" style:family="paragraph" style:parent-style-name="Standard">
      <style:paragraph-properties fo:margin-left="0.4917in" fo:margin-right="0in" fo:text-indent="0in" style:auto-text-indent="false"/>
      <style:text-properties style:font-name="Arial" fo:font-size="11pt" fo:language="en" fo:country="AU" style:font-size-asian="11pt" style:font-name-complex="Arial2" style:font-size-complex="11pt" style:language-complex="en" style:country-complex="US"/>
    </style:style>
    <style:style style:name="P35" style:family="paragraph" style:parent-style-name="Standard" style:master-page-name="">
      <style:paragraph-properties fo:margin-left="0.4929in" fo:margin-right="0in" fo:text-align="justify" style:justify-single-word="false" fo:orphans="2" fo:widows="2" fo:text-indent="0in" style:auto-text-indent="false" style:page-number="auto" style:writing-mode="lr-tb"/>
      <style:text-properties style:font-name="Arial" fo:font-size="11pt" fo:font-weight="normal" style:font-size-asian="11pt" style:font-weight-asian="normal" style:font-name-complex="Arial2" style:font-size-complex="11pt" style:font-weight-complex="normal"/>
    </style:style>
    <style:style style:name="P36" style:family="paragraph" style:parent-style-name="Standard">
      <style:paragraph-properties fo:margin-left="0in" fo:margin-right="-0.1484in" fo:text-indent="0.4917in" style:auto-text-indent="false"/>
      <style:text-properties style:font-name="Arial" fo:font-size="11pt" style:font-size-asian="11pt" style:font-name-complex="Arial2" style:font-size-complex="11pt"/>
    </style:style>
    <style:style style:name="P37" style:family="paragraph" style:parent-style-name="Standard">
      <style:paragraph-properties fo:margin-left="0.4925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1pt" fo:font-weight="bold" style:font-size-asian="11pt" style:font-weight-asian="bold" style:font-name-complex="Arial2" style:font-size-complex="11pt"/>
    </style:style>
    <style:style style:name="P39" style:family="paragraph" style:parent-style-name="Standard">
      <style:paragraph-properties fo:margin-left="0in" fo:margin-right="0in" fo:text-indent="0.4819in" style:auto-text-indent="false"/>
      <style:text-properties style:font-name="Arial" fo:font-size="11pt" fo:font-weight="bold" style:font-size-asian="11pt" style:font-weight-asian="bold" style:font-name-complex="Arial2" style:font-size-complex="11pt"/>
    </style:style>
    <style:style style:name="P40" style:family="paragraph" style:parent-style-name="Standard">
      <style:paragraph-properties fo:margin-left="0in" fo:margin-right="0in" fo:text-indent="0.4819in" style:auto-text-indent="false"/>
      <style:text-properties style:font-name="Arial" fo:font-size="11pt" style:font-size-asian="11pt" style:font-name-complex="Arial2" style:font-size-complex="11pt"/>
    </style:style>
    <style:style style:name="P41" style:family="paragraph" style:parent-style-name="Standard">
      <style:paragraph-properties fo:margin-left="0in" fo:margin-right="0in" fo:text-indent="0.4819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42" style:family="paragraph" style:parent-style-name="Standard">
      <style:paragraph-properties fo:margin-left="0in" fo:margin-right="0in" fo:line-height="100%" fo:text-indent="0.4819in" style:auto-text-indent="false"/>
      <style:text-properties style:font-name="Arial1" fo:font-size="11pt" fo:language="de" fo:country="DE" style:font-size-asian="11pt" style:font-name-complex="Arial2" style:font-size-complex="11pt"/>
    </style:style>
    <style:style style:name="P43" style:family="paragraph" style:parent-style-name="Standard">
      <style:paragraph-properties fo:margin-left="0.4866in" fo:margin-right="0in" fo:text-indent="0in" style:auto-text-indent="false"/>
      <style:text-properties style:font-name="Arial" fo:font-size="11pt" style:font-size-asian="11pt" style:font-name-complex="Arial2" style:font-size-complex="11pt"/>
    </style:style>
    <style:style style:name="P44" style:family="paragraph" style:parent-style-name="Standard">
      <style:paragraph-properties fo:margin-left="0.4866in" fo:margin-right="0in" fo:text-indent="0in" style:auto-text-indent="false"/>
      <style:text-properties style:font-name="Arial" fo:font-size="11pt" style:font-size-asian="11pt" style:font-size-complex="11pt"/>
    </style:style>
    <style:style style:name="P45" style:family="paragraph" style:parent-style-name="Standard">
      <style:paragraph-properties fo:margin-left="0.4866in" fo:margin-right="0in" fo:text-align="justify" style:justify-single-word="false" fo:text-indent="0in" style:auto-text-indent="false"/>
      <style:text-properties style:font-name="Arial" fo:font-size="11pt" style:font-size-asian="11pt" style:font-size-complex="11pt"/>
    </style:style>
    <style:style style:name="P46" style:family="paragraph" style:parent-style-name="Standard">
      <style:paragraph-properties fo:margin-left="1.4752in" fo:margin-right="0in" fo:text-indent="0.4917in" style:auto-text-indent="false"/>
      <style:text-properties style:font-name="Arial" fo:font-size="11pt" style:font-size-asian="11pt" style:font-name-complex="Arial2" style:font-size-complex="11pt"/>
    </style:style>
    <style:style style:name="P47" style:family="paragraph" style:parent-style-name="Standard">
      <style:paragraph-properties fo:margin-left="1.4752in" fo:margin-right="0in" fo:text-indent="0.4917in" style:auto-text-indent="false"/>
      <style:text-properties style:font-name="Arial" fo:font-size="11pt" style:font-size-asian="11pt" style:font-size-complex="11pt"/>
    </style:style>
    <style:style style:name="P48"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name-complex="Arial2" style:font-size-complex="11pt"/>
    </style:style>
    <style:style style:name="P49"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size-complex="11pt"/>
    </style:style>
    <style:style style:name="P50" style:family="paragraph" style:parent-style-name="Standard">
      <style:paragraph-properties fo:margin-left="0in" fo:margin-right="0in" fo:text-indent="0.4866in" style:auto-text-indent="false"/>
      <style:text-properties style:font-name="Arial" fo:font-size="11pt" style:font-size-asian="11pt" style:font-size-complex="11pt"/>
    </style:style>
    <style:style style:name="P51" style:family="paragraph" style:parent-style-name="Standard">
      <style:paragraph-properties fo:margin-left="1.4752in" fo:margin-right="0in" fo:text-indent="-0.9835in" style:auto-text-indent="false"/>
      <style:text-properties style:font-name="Arial" fo:font-size="11pt" style:font-size-asian="11pt" style:font-name-complex="Arial2" style:font-size-complex="11pt"/>
    </style:style>
    <style:style style:name="P52" style:family="paragraph" style:parent-style-name="Standard">
      <style:paragraph-properties fo:margin-left="2.4583in" fo:margin-right="0in" fo:text-indent="0in" style:auto-text-indent="false"/>
      <style:text-properties style:font-name="Arial" fo:font-size="11pt" style:font-size-asian="11pt" style:font-name-complex="Arial2" style:font-size-complex="11pt"/>
    </style:style>
    <style:style style:name="P53" style:family="paragraph" style:parent-style-name="List_20_Paragraph" style:list-style-name="L1">
      <style:text-properties style:font-name="Arial" fo:font-size="11pt" style:font-size-asian="11pt" style:font-name-complex="Arial2" style:font-size-complex="11pt" style:language-complex="en" style:country-complex="US"/>
    </style:style>
    <style:style style:name="P54" style:family="paragraph" style:parent-style-name="Standard" style:master-page-name="Standard">
      <style:paragraph-properties fo:margin-left="0in" fo:margin-right="0in" fo:text-indent="0in" style:auto-text-indent="false" style:page-number="auto"/>
      <style:text-properties style:font-name="Arial" fo:font-size="11pt" style:font-size-asian="11pt" style:font-size-complex="11pt"/>
    </style:style>
    <style:style style:name="P55" style:family="paragraph" style:parent-style-name="Standard">
      <style:paragraph-properties fo:margin-left="0in" fo:margin-right="0in" fo:line-height="100%" fo:text-indent="0in" style:auto-text-indent="false"/>
      <style:text-properties style:font-name="Arial1" fo:font-size="11pt" fo:language="de" fo:country="DE" style:font-size-asian="11pt" style:font-name-complex="Arial2" style:font-size-complex="11pt"/>
    </style:style>
    <style:style style:name="P56" style:family="paragraph" style:parent-style-name="Standard">
      <style:paragraph-properties fo:margin-left="0in" fo:margin-right="0in" fo:text-indent="0in" style:auto-text-indent="false"/>
      <style:text-properties style:font-name="Arial" fo:font-size="11pt" style:text-underline-style="none" fo:font-weight="bold" style:font-size-asian="11pt" style:font-weight-asian="bold" style:font-name-complex="Arial2" style:font-size-complex="11pt"/>
    </style:style>
    <style:style style:name="P57" style:family="paragraph" style:parent-style-name="Standard" style:list-style-name="L1">
      <style:paragraph-properties fo:margin-top="0.002in" fo:margin-bottom="0.002in" fo:text-align="justify" style:justify-single-word="false"/>
      <style:text-properties style:font-name="Arial" fo:font-size="11pt" style:font-size-asian="11pt" style:font-name-complex="Arial2" style:font-size-complex="11pt" style:language-complex="en" style:country-complex="US"/>
    </style:style>
    <style:style style:name="P58" style:family="paragraph">
      <style:paragraph-properties fo:text-align="center"/>
      <style:text-properties fo:font-size="18pt"/>
    </style:style>
    <style:style style:name="T1" style:family="text">
      <style:text-properties fo:color="#000000" fo:language="en" fo:country="AU" fo:font-style="italic" style:letter-kerning="true" style:font-name-asian="MS PGothic" style:language-asian="en" style:country-asian="AU" style:font-style-asian="italic" style:font-name-complex="Arial2"/>
    </style:style>
    <style:style style:name="T2" style:family="text">
      <style:text-properties fo:color="#000000" fo:language="en" fo:country="AU" style:letter-kerning="true" style:font-name-asian="MS PGothic" style:language-asian="en" style:country-asian="AU" style:font-name-complex="Arial2"/>
    </style:style>
    <style:style style:name="T3" style:family="text">
      <style:text-properties fo:color="#000000" fo:font-weight="normal" style:font-weight-asian="normal" style:font-weight-complex="normal"/>
    </style:style>
    <style:style style:name="T4" style:family="text">
      <style:text-properties style:font-name="Arial" fo:font-size="11pt" style:font-size-asian="11pt" style:font-name-complex="Arial2" style:font-size-complex="11pt"/>
    </style:style>
    <style:style style:name="T5" style:family="text">
      <style:text-properties style:font-name="Arial" fo:font-size="11pt" fo:font-weight="bold" style:font-size-asian="11pt" style:font-weight-asian="bold" style:font-name-complex="Arial2" style:font-size-complex="11pt"/>
    </style:style>
    <style:style style:name="T6" style:family="text">
      <style:text-properties fo:font-weight="bold" style:font-weight-asian="bold" style:font-name-complex="Arial2"/>
    </style:style>
    <style:style style:name="T7" style:family="text">
      <style:text-properties style:font-name-complex="Arial2"/>
    </style:style>
    <style:style style:name="T8" style:family="text">
      <style:text-properties style:font-name-complex="Arial2" style:language-complex="en" style:country-complex="US"/>
    </style:style>
    <style:style style:name="T9" style:family="text">
      <style:text-properties style:font-name-complex="Arial2" style:font-weight-complex="bold"/>
    </style:style>
    <style:style style:name="T10" style:family="text">
      <style:text-properties fo:font-style="italic" style:font-style-asian="italic" style:font-name-complex="Arial2"/>
    </style:style>
    <style:style style:name="T11" style:family="text">
      <style:text-properties fo:font-style="italic" style:font-style-asian="italic" style:font-name-complex="Arial2" style:language-complex="en" style:country-complex="US"/>
    </style:style>
    <style:style style:name="T12" style:family="text">
      <style:text-properties fo:font-style="italic" style:font-style-asian="italic" style:font-name-complex="Arial2" style:language-complex="en" style:country-complex="US" style:font-weight-complex="bold"/>
    </style:style>
    <style:style style:name="T13" style:family="text">
      <style:text-properties fo:font-style="italic" style:font-style-asian="italic" style:font-name-complex="Arial2" style:font-style-complex="italic" style:font-weight-complex="bold"/>
    </style:style>
    <style:style style:name="T14" style:family="text">
      <style:text-properties fo:language="en" fo:country="AU" fo:font-style="italic" style:font-style-asian="italic" style:font-name-complex="Arial2" style:language-complex="en" style:country-complex="US"/>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name-complex="Arial2"/>
    </style:style>
    <style:style style:name="T17" style:family="text">
      <style:text-properties style:text-underline-style="none"/>
    </style:style>
    <style:style style:name="T18" style:family="text">
      <style:text-properties style:font-name="Arial1" fo:font-size="11pt" style:font-size-asian="11pt" style:font-name-complex="Arial2" style:font-size-complex="11pt"/>
    </style:style>
    <style:style style:name="T19" style:family="text">
      <style:text-properties style:font-name="Arial1" fo:font-size="11pt" fo:font-weight="bold" style:font-size-asian="11pt" style:font-weight-asian="bold" style:font-name-complex="Arial2" style:font-size-complex="11pt"/>
    </style:style>
    <style:style style:name="T20" style:family="text">
      <style:text-properties style:font-name="Arial1" fo:font-size="11pt" fo:language="de" fo:country="DE" style:font-size-asian="11pt" style:font-name-complex="Arial2" style:font-size-complex="11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58" svg:width="10.0461in" svg:height="0.8776in" svg:x="0in" svg:y="0in">
        <draw:image xlink:href="Pictures/100000000000067B00000091D0916751.jpg" xlink:type="simple" xlink:show="embed" xlink:actuate="onLoad">
          <text:p/>
        </draw:image>
      </draw:frame>
      <text:p text:style-name="P54"><text:span text:style-name="T6"><text:tab/></text:span><text:span text:style-name="T16">P e r s o n a l <text:s text:c="3"/>D e t a I l s <text:s text:c="138"/></text:span><text:span text:style-name="T6"><text:s/><text:tab/></text:span></text:p>
      <text:p text:style-name="P14"><text:span text:style-name="T6"><text:tab/></text:span><text:span text:style-name="T7">Name<text:tab/><text:tab/><text:tab/>Julia Baldauf </text:span><text:bookmark text:name="_GoBack"/></text:p>
      <text:p text:style-name="P4"><text:span text:style-name="T4">Email <text:tab/><text:tab/><text:tab/></text:span><text:a xlink:type="simple" xlink:href="mailto:julia.s.baldauf@gmail.com" text:style-name="Internet_20_link" text:visited-style-name="Visited_20_Internet_20_Link"><text:span text:style-name="T4">julia.s.baldauf@gmail.com</text:span></text:a></text:p>
      <text:p text:style-name="P36">Phone<text:tab/><text:tab/><text:tab/>0163 1378833</text:p>
      <text:p text:style-name="P5"/>
      <text:p text:style-name="P37">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38"/>
      <text:p text:style-name="P39"/>
      <text:p text:style-name="P41">P r o f e s s I o n a l <text:s text:c="3"/>E x p e r I e n c e <text:s text:c="123"/></text:p>
      <text:p text:style-name="P29"/>
      <text:p text:style-name="P32"><text:span text:style-name="T7">April 2017<text:tab/><text:tab/></text:span><text:span text:style-name="T6">Pollinate Energy</text:span><text:span text:style-name="T7">, Lucknow (IND)</text:span></text:p>
      <text:p text:style-name="P27">- May 2017<text:tab/><text:tab/>Guest Program Leader </text:p>
      <text:p text:style-name="P25"/>
      <text:p text:style-name="P35">Pollinate Energy is a social enterprise with the aim to reduce poverty in urban poor India through the access to solar lights and fans. After volunteering for Pollinate Energy in 2016 I returned this time to help run the professional fellowship program with 12 participants. I was guiding the teams throughout their projects helping the company to further establish their business in Uttar Pradesh. Working in urban poor India was a challenging experience which helped me to further grow as a person.</text:p>
      <text:p text:style-name="P21"><text:tab/><text:tab/></text:p>
      <text:p text:style-name="P21"/>
      <text:p text:style-name="P32"><text:span text:style-name="T7">July 2015<text:tab/><text:tab/></text:span><text:span text:style-name="T6">IBM Research Australia</text:span><text:span text:style-name="T7">, Melbourne (AUS)</text:span></text:p>
      <text:p text:style-name="P27">- November 2016<text:tab/>Staff Researcher</text:p>
      <text:p text:style-name="P27"/>
      <text:p text:style-name="P26">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7"/>
      <text:p text:style-name="P22"/>
      <text:p text:style-name="P32"><text:span text:style-name="T7">July 2013<text:tab/><text:tab/></text:span><text:span text:style-name="T6">IBM Research Australia</text:span><text:span text:style-name="T7">, Melbourne (AUS)</text:span></text:p>
      <text:p text:style-name="P27">- June 2015<text:tab/><text:tab/>Postdoctoral Research Scientist</text:p>
      <text:p text:style-name="P22"/>
      <text:p text:style-name="P26">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7"/>
      <text:p text:style-name="P55"><text:tab/></text:p>
      <text:p text:style-name="P55"/>
      <text:p text:style-name="P55"/>
      <text:p text:style-name="P55"/>
      <text:p text:style-name="P16"><text:soft-page-break/><text:span text:style-name="T20"><text:tab/></text:span><text:span text:style-name="T4">February 2013<text:tab/></text:span><text:span text:style-name="T5">University of Melbourne</text:span><text:span text:style-name="T4">,</text:span><text:span text:style-name="T5"> </text:span><text:span text:style-name="T4">Melbourne (AUS)</text:span></text:p>
      <text:p text:style-name="P40">- April 2013<text:tab/><text:tab/>Research Assistant in Prof. Mulvaney’s group</text:p>
      <text:p text:style-name="P17"/>
      <text:p text:style-name="P28">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43"/>
      <text:p text:style-name="P43"/>
      <text:p text:style-name="P15"><text:span text:style-name="T18"><text:tab/>February 2010 <text:tab/></text:span><text:span text:style-name="T19">University of Melbourne - </text:span><text:span text:style-name="T18">Melbourne, VIC, AUS</text:span></text:p>
      <text:p text:style-name="P42"><text:tab/>– April 2012<text:tab/><text:tab/><text:span text:style-name="T3">Laborbetreuung von Studentenpraktika</text:span></text:p>
      <text:p text:style-name="P43"/>
      <text:p text:style-name="P44"><text:span text:style-name="T7">January 2008<text:tab/><text:tab/></text:span><text:span text:style-name="T6">Max-Planck Institute for Extraterrestrial Physics</text:span><text:span text:style-name="T7">, Munich (GER)</text:span></text:p>
      <text:p text:style-name="P43">- March 2008<text:tab/><text:tab/>Research Student in Dr. Predehl’s group</text:p>
      <text:p text:style-name="P46">Testing X-Ray Detectors for the eROSITA project</text:p>
      <text:p text:style-name="P14"><text:span text:style-name="T7"><text:tab/>June 2007<text:tab/><text:tab/></text:span><text:span text:style-name="T6">University of Hawaii</text:span><text:span text:style-name="T7">, Honolulu (US)</text:span></text:p>
      <text:p text:style-name="P43">- September 2007<text:tab/>Research Project for Undergraduates in Prof. Kudritzki’s group</text:p>
      <text:p text:style-name="P46">Analyzing spectra of supergiants to determine their metallicity</text:p>
      <text:p text:style-name="P17"/>
      <text:p text:style-name="P44"><text:span text:style-name="T7">October 2006<text:tab/><text:tab/></text:span><text:span text:style-name="T6">Walther Meissner Institute</text:span><text:span text:style-name="T7">, Munich (GER)</text:span></text:p>
      <text:p text:style-name="P43">- February 2007<text:tab/>Research Student in Prof. Hermann’s group</text:p>
      <text:p text:style-name="P47"><text:span text:style-name="T7">Designing a temperature controlled chamber for STM measurements</text:span><text:span text:style-name="T6"> </text:span></text:p>
      <text:p text:style-name="P17"/>
      <text:p text:style-name="P44"><text:span text:style-name="T7">July 2006<text:tab/><text:tab/></text:span><text:span text:style-name="T6">University of Southampton</text:span><text:span text:style-name="T7">, Southampton (UK)</text:span></text:p>
      <text:p text:style-name="P43">- September 2006<text:tab/>Research Student in Prof. Pavlos Lagoudakis’s group</text:p>
      <text:p text:style-name="P48">Setting up a temperature dependent TCSPC set-up, measuring energy transfer </text:p>
      <text:p text:style-name="P49"><text:span text:style-name="T7">from QDs to a quantum well</text:span><text:span text:style-name="T6"> </text:span></text:p>
      <text:p text:style-name="P18"/>
      <text:p text:style-name="P50"><text:span text:style-name="T7">March 2005 <text:tab/><text:tab/></text:span><text:span text:style-name="T6">Max-Planck Institute for Plasma Physics</text:span><text:span text:style-name="T7">, Munich (GER)</text:span></text:p>
      <text:p text:style-name="P43">- April 2005<text:tab/><text:tab/>Research Student in Prof. Zohm’s group</text:p>
      <text:p text:style-name="P47"><text:span text:style-name="T7">Simulation and Analysis of the temperature profile in the Tokamak ASDEX</text:span><text:span text:style-name="T6"> </text:span></text:p>
      <text:p text:style-name="P21"/>
      <text:p text:style-name="P44"><text:span text:style-name="T7">November 2002<text:tab/></text:span><text:span text:style-name="T6">Siemens</text:span><text:span text:style-name="T7">, Munich (GER)</text:span></text:p>
      <text:p text:style-name="P43">- January 2005<text:tab/>Student Placement</text:p>
      <text:p text:style-name="P47"><text:span text:style-name="T7">Testing work capacity of MOSFETs</text:span><text:span text:style-name="T6"> </text:span></text:p>
      <text:p text:style-name="P17"/>
      <text:p text:style-name="P44"><text:span text:style-name="T7">July 2002 <text:tab/><text:tab/></text:span><text:span text:style-name="T6">Siemens</text:span><text:span text:style-name="T7">, Beeston (UK)</text:span></text:p>
      <text:p text:style-name="P43">- September 2002<text:tab/>Student Placement</text:p>
      <text:p text:style-name="P47"><text:span text:style-name="T7">Translating a phone user interface</text:span><text:span text:style-name="T6"> </text:span></text:p>
      <text:p text:style-name="P21"/>
      <text:p text:style-name="P7"/>
      <text:p text:style-name="P9">E d u c a t I o n <text:s text:c="148"/></text:p>
      <text:p text:style-name="P21"/>
      <text:p text:style-name="P32"><text:span text:style-name="T7">June 2009<text:tab/><text:tab/></text:span><text:span text:style-name="T6">PhD in Physics, </text:span><text:span text:style-name="T7">University of Melbourne, Melbourne (AUS)</text:span></text:p>
      <text:p text:style-name="P29">- February 2013<text:tab/>Nanoparticle Group (Prof. Mulvaney)</text:p>
      <text:p text:style-name="P17"/>
      <text:p text:style-name="P33"><text:span text:style-name="T7">Thesis Title: </text:span><text:span text:style-name="T6">The effects of External Fields on the Optical Properties of Nanocrystals.</text:span><text:span text:style-name="T7">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text:span><text:soft-page-break/><text:span text:style-name="T7">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14"><text:span text:style-name="T7"><text:tab/>November 2002<text:tab/></text:span><text:span text:style-name="T6">Master in Physics, </text:span><text:span text:style-name="T7">Ludwig-Maximilian’s University, Munich (GER)</text:span></text:p>
      <text:p text:style-name="P5">- March 2009<text:tab/><text:tab/>Photonics and Optoelectronics Group (Prof. Feldmann)</text:p>
      <text:p text:style-name="P17"/>
      <text:p text:style-name="P45"><text:span text:style-name="T7">Thesis Title: </text:span><text:span text:style-name="T6">Size dependent Luminescence of Semiconductor Nanocrystals. </text:span><text:span text:style-name="T7">Nano science creates a wealth of new materials, during my master degree I investigated size dependence on the optical properties of <text:s/>semiconductor tetrapods using a widefield setup with a cryostat sample chamber.</text:span></text:p>
      <text:p text:style-name="P17"/>
      <text:p text:style-name="P6"><text:span text:style-name="T7">September 2005<text:tab/></text:span><text:span text:style-name="T6">ERASMUS Scholar, </text:span><text:span text:style-name="T7">University of Seville, Seville (ESP)</text:span></text:p>
      <text:p text:style-name="P5">– March 2006<text:tab/><text:tab/>Coursework in Physics</text:p>
      <text:p text:style-name="P10"><text:tab/></text:p>
      <text:p text:style-name="P10"/>
      <text:p text:style-name="P10"><text:tab/><text:span text:style-name="T15">P r o f e s s I o n a l <text:s text:c="3"/>D e v e l o p m e n t <text:s text:c="120"/></text:span></text:p>
      <text:p text:style-name="P21"/>
      <text:p text:style-name="P29">August 2016<text:tab/><text:tab/>JavaScript Basics – Udacity Course</text:p>
      <text:p text:style-name="P29">August 2016<text:tab/><text:tab/>Intro to HTML and CSS – Udacity Course</text:p>
      <text:p text:style-name="P29">July 2016<text:tab/><text:tab/>Web Development – Udacity Course</text:p>
      <text:p text:style-name="P29">June 2016<text:tab/><text:tab/>Software Development Process - Udacity Course</text:p>
      <text:p text:style-name="P29">October 2015<text:tab/><text:tab/>Deep Learning Course</text:p>
      <text:p text:style-name="P29">July 2015<text:tab/><text:tab/>Python Course – University of Melbourne</text:p>
      <text:p text:style-name="P29">March 2015<text:tab/><text:tab/>IBM Emerging Leaders – Leading High Performance</text:p>
      <text:p text:style-name="P29">March 2015<text:tab/><text:tab/>IBM Emerging Leaders – Strategy and Finance for Leaders</text:p>
      <text:p text:style-name="P29">October 2014<text:tab/><text:tab/>IBM Emerging Leaders – Leading Relationship</text:p>
      <text:p text:style-name="P29">August 2014<text:tab/><text:tab/>MD Workshop – University of Melbourne</text:p>
      <text:p text:style-name="P5">March 2014<text:tab/><text:tab/>Leadership in a Project Team Environment -IBM</text:p>
      <text:p text:style-name="P29">October 2013<text:tab/><text:tab/>Creativity, Innovation and Change - <text:s/>Coursera Course</text:p>
      <text:p text:style-name="P29">September 2013<text:tab/>Virology l – How viruses work - Coursera Course</text:p>
      <text:p text:style-name="P29">August 2013<text:tab/><text:tab/>Drug Discovery, Development &amp; Commercialization - Coursera Course</text:p>
      <text:p text:style-name="P29">July 2013<text:tab/><text:tab/>Cell Biology - Coursera Course</text:p>
      <text:p text:style-name="P21"/>
      <text:p text:style-name="P7"/>
      <text:p text:style-name="P9">P u b l I c a t I o n s <text:s text:c="2"/>&amp; <text:s text:c="2"/>P a t e n t s <text:s text:c="126"/></text:p>
      <text:p text:style-name="P17"/>
      <text:p text:style-name="P5">S. Rohrmoser, J. Baldauf, S. Sapra, A. Eychmüller, I. M. Watson, R. T. Harley and P. G. Lagoudakis</text:p>
      <text:p text:style-name="P6"><text:span text:style-name="T10">“Temperature Dependence of Exciton Transfer in Hybrid </text:span><text:span text:style-name="T7">Quantum</text:span><text:span text:style-name="T10"> Well/Nanocrystal Heterostructures”</text:span><text:span text:style-name="T7">,</text:span></text:p>
      <text:p text:style-name="P5">Applied Physics Letters 91 (2007)</text:p>
      <text:p text:style-name="P17"/>
      <text:p text:style-name="P29">C. Mauser, E. Da Como, J. Baldauf, A. L. Rogach, J. Huang, D. V. Talapin, and J. Feldmann </text:p>
      <text:p text:style-name="P32"><text:span text:style-name="T7">“</text:span><text:span text:style-name="T10">Spatio-temporal dynamics of coupled electrons and holes in nanosize CdSe-CdS semiconductor tetrapods” </text:span><text:span text:style-name="T7">Physical Review B 82 (2010) (Selected for the Virtual Journal of Nanoscale Science </text:span></text:p>
      <text:p text:style-name="P29">and Technology 22 (2010) and the Virtual Journal of Ultrafast Science 9 (2010))</text:p>
      <text:p text:style-name="P17"/>
      <text:p text:style-name="P29">B. Mashford, J. Baldauf, T. Nguyen, A. Funston and P. Mulvaney </text:p>
      <text:p text:style-name="P32"><text:span text:style-name="T10">“Synthesis of Quantum Dot Doped Chalcogenide Glasses – via Sol-gel Processing”</text:span><text:span text:style-name="T7"> </text:span></text:p>
      <text:p text:style-name="P5">Journal of Applied Physics 109 (2011)</text:p>
      <text:p text:style-name="P17"/>
      <text:p text:style-name="P5">Antonello, E. Della Gaspera. J. Baldauf, G. Mattei and A. Martucci </text:p>
      <text:p text:style-name="P8">“Improved thermal stability of Au nanorods by use of photosensitive layered titanates for gas </text:p>
      <text:p text:style-name="P32"><text:span text:style-name="T10">sensing application”</text:span><text:span text:style-name="T7"> Journal of Materials Chemistry (2011)</text:span></text:p>
      <text:p text:style-name="P19"/>
      <text:p text:style-name="P30">E. Della Gaspera, M. Karg, J. Baldauf, J. Jasieniak, G. Maggioni and A. Martucci,</text:p>
      <text:p text:style-name="P32"><text:span text:style-name="T8">“</text:span><text:span text:style-name="T11">Au Nanoparticle Monolayers Covered with Sol Gel Oxide Thin Films: Optical and </text:span></text:p>
      <text:p text:style-name="P32"><text:span text:style-name="T11">Morphological Study</text:span><text:span text:style-name="T8">” Langmuir (2011)</text:span></text:p>
      <text:p text:style-name="P12"><text:soft-page-break/><text:tab/>S. Barrow, X. Wei, J. Baldauf, A. Funston, and P. Mulvaney </text:p>
      <text:p text:style-name="P32"><text:span text:style-name="T11">“The Self-Assembly and Plasmon Modes of Three dimensional Gold Tetramers, Pentamers and Hexamers” <text:s/></text:span><text:span text:style-name="T8">Nature Communications 3 (2012)</text:span></text:p>
      <text:p text:style-name="P30"/>
      <text:p text:style-name="P30">S. Murphy, K. Boldt, J. Baldauf and P. Mulvaney</text:p>
      <text:p text:style-name="P32"><text:span text:style-name="T11">“Effect of different atmosphere on the QD luminescence”</text:span><text:span text:style-name="T8"> Submitted to Nano Letters</text:span></text:p>
      <text:p text:style-name="P30"/>
      <text:p text:style-name="P30">J. Baldauf, C. Schieber and S. Harrer</text:p>
      <text:p text:style-name="P32"><text:span text:style-name="T11">“</text:span><text:span text:style-name="T1">Directed surface functionalization on selected surface areas of topographical features with nanometer resolution”</text:span><text:span text:style-name="T8"> </text:span><text:span text:style-name="T9">10/15/2013</text:span><text:span text:style-name="T7"> filed as Docket</text:span><text:span text:style-name="T9"> YOR920130807US1</text:span><text:span text:style-name="T7"> in US</text:span></text:p>
      <text:p text:style-name="P30"/>
      <text:p text:style-name="P30">J. Baldauf, C. Schieber and S. Harrer</text:p>
      <text:p text:style-name="P32"><text:span text:style-name="T11">“</text:span><text:span text:style-name="T1">Nano fluidic sensor comprising spatially separated functional sensing components”</text:span><text:span text:style-name="T11"> </text:span></text:p>
      <text:p text:style-name="P32"><text:span text:style-name="T9">10/15/2013</text:span><text:span text:style-name="T7"> filed as Docket</text:span><text:span text:style-name="T9"> YOR920130891US1 </text:span><text:span text:style-name="T7">in US</text:span></text:p>
      <text:p text:style-name="P19"><text:tab/></text:p>
      <text:p text:style-name="P30">J. Baldauf, C. Schieber, S. Harrer and J. Wagner</text:p>
      <text:p text:style-name="P6"><text:span text:style-name="T11">“</text:span><text:span text:style-name="T1">Tunable piezo-driven sieve consisting of a multi-nanopore chip”</text:span><text:span text:style-name="T11"> <text:s/></text:span><text:span text:style-name="T9">08/07/2014</text:span><text:span text:style-name="T7"> published in IBM Technical <text:tab/>Disclosure Bulletin </text:span></text:p>
      <text:p text:style-name="P30"/>
      <text:p text:style-name="P29">J. Baldauf, M. Downton, N. Gunn, S. Harrer, S. Kannam, C. Schieber, J. Wagner</text:p>
      <text:p text:style-name="P32"><text:span text:style-name="T8">“</text:span><text:span text:style-name="T2">Detection of translocation event using grapheme-based nanopore assemblies” </text:span><text:span text:style-name="T9">06/26/2014</text:span><text:span text:style-name="T7"> filed as Docket</text:span><text:span text:style-name="T9"> YOR920140181US1</text:span><text:span text:style-name="T7">in US</text:span><text:span text:style-name="T8"> </text:span></text:p>
      <text:p text:style-name="P30"/>
      <text:p text:style-name="P32"><text:span text:style-name="T8">J. Baldauf, A. </text:span><text:span text:style-name="T7">Bojovschi, and S. Moore </text:span></text:p>
      <text:p text:style-name="P32"><text:span text:style-name="T8">“</text:span><text:span text:style-name="T2">Engulfed nano/micro bubbles for improved recovery of large particles in a flotation cell”</text:span><text:span text:style-name="T8"> <text:s/></text:span><text:span text:style-name="T9">07/14/2015</text:span><text:span text:style-name="T7"> filed as Docket</text:span><text:span text:style-name="T9"> YOR920140437US1</text:span><text:span text:style-name="T7">in US</text:span></text:p>
      <text:p text:style-name="P30"/>
      <text:p text:style-name="P32"><text:span text:style-name="T8">J. Baldauf, C. Schieber, P. Rogers, A. </text:span><text:span text:style-name="T7">Bojovschi, and S. Moore </text:span></text:p>
      <text:p text:style-name="P6"><text:span text:style-name="T11">“</text:span><text:span text:style-name="T1">Nanobubbles for enhanced interaction between solids and gas volumes” 08/10/2015 f</text:span><text:span text:style-name="T7">iled as Docket</text:span><text:span text:style-name="T9"> <text:tab/>YOR920150002US1</text:span><text:span text:style-name="T7"> in US</text:span><text:span text:style-name="T8"> </text:span></text:p>
      <text:p text:style-name="P30"/>
      <text:p text:style-name="P32"><text:span text:style-name="T8">J. Baldauf, D. </text:span><text:span text:style-name="T7">Beurle, M. Downton, S. Moore, C. Schieber, G. Yiapanis </text:span></text:p>
      <text:p text:style-name="P32"><text:span text:style-name="T11">“</text:span><text:span text:style-name="T1">Flowfield sensors for monitoring liquid flow”</text:span><text:span text:style-name="T11"> </text:span><text:span text:style-name="T9">09/07/2015 f</text:span><text:span text:style-name="T7">iled as Docket</text:span><text:span text:style-name="T9"> YOR920150333US1 </text:span><text:span text:style-name="T7">in US</text:span></text:p>
      <text:p text:style-name="P34"/>
      <text:p text:style-name="P32"><text:span text:style-name="T8">J. Baldauf, C. Schieber, A. <text:s/></text:span><text:span text:style-name="T7">Bojovschi, B. Mashford,  G. Yiapanis, M. Downton </text:span></text:p>
      <text:p text:style-name="P32"><text:span text:style-name="T11">“</text:span><text:span text:style-name="T1">Froth flotation with anisotropic particle collectors”</text:span><text:span text:style-name="T8"> 12/22/2015 filed as Docket </text:span><text:span text:style-name="T9">YOR920151300US1</text:span><text:span text:style-name="T7"> in US</text:span></text:p>
      <text:p text:style-name="P29"/>
      <text:p text:style-name="P30">J. Baldauf, A. Makarucha, M. Downton and G. Yiapanis</text:p>
      <text:p text:style-name="P32"><text:span text:style-name="T11">“Fullerene-fullerene interactions in water: A molecular dynamic study”</text:span><text:span text:style-name="T8"> J. Phys. Chem. C 120 (2016)</text:span></text:p>
      <text:p text:style-name="P29"/>
      <text:p text:style-name="P30">G. Yiapanis, A. Makarucha, J. Baldauf and M. Downton </text:p>
      <text:p text:style-name="P32"><text:span text:style-name="T11">“</text:span><text:span text:style-name="T14">Fullerenes and their hydrophobic characteristics: A molecular dynamics study</text:span><text:span text:style-name="T11">”</text:span><text:span text:style-name="T8"> Nanoscale 47 (2016)</text:span></text:p>
      <text:p text:style-name="P29"/>
      <text:p text:style-name="P32"><text:span text:style-name="T8">J. Baldauf</text:span><text:span text:style-name="T7">, B. Mashford, A. Makarucha </text:span></text:p>
      <text:p text:style-name="P6"><text:span text:style-name="T11">“</text:span><text:span text:style-name="T1">Real-time detection of emergency situations via cognitive analysis of audio data streams”</text:span><text:span text:style-name="T11"> </text:span></text:p>
      <text:p text:style-name="P32"><text:span text:style-name="T9">01/11/2016</text:span><text:span text:style-name="T7"> published in IBM Technical Disclosure Bulletin </text:span></text:p>
      <text:p text:style-name="P34"/>
      <text:p text:style-name="P32"><text:span text:style-name="T8">J. Baldauf, A. <text:s/></text:span><text:span text:style-name="T7">Bojovschi, B. Mashford, G. Yiapanis, A. Makarucha</text:span><text:span text:style-name="T7"> </text:span></text:p>
      <text:p text:style-name="P6"><text:span text:style-name="T11">“</text:span><text:span text:style-name="T1">A system and method for gold deposit identification”</text:span><text:span text:style-name="T11"> <text:s/></text:span><text:span text:style-name="T12">02/11/2016 </text:span><text:span text:style-name="T7">published in IBM Technical Disclosure <text:tab/>Bulletin </text:span></text:p>
      <text:p text:style-name="P29"/>
      <text:p text:style-name="P32"><text:span text:style-name="T8">J. Baldauf, </text:span><text:span text:style-name="T7">B. Mashford, J. De Hoog, K. Abdulla </text:span></text:p>
      <text:p text:style-name="P32"><text:span text:style-name="T11">“</text:span><text:span text:style-name="T1">Optimal distributed energy resource management system”</text:span><text:span text:style-name="T8"> 07/28/2016 filed as Docket </text:span><text:span text:style-name="T9">YOR920160837US1 in US</text:span></text:p>
      <text:p text:style-name="P13"><text:soft-page-break/><text:tab/>J. Baldauf, L. Ghahremanlou, F. Jalali, M. Salehi </text:p>
      <text:p text:style-name="P32"><text:span text:style-name="T13">“System, method and computer program product for ensemble-based cognitive online health system for effective disease diagnosis”</text:span><text:span text:style-name="T9"> 08/31/2016 filed as Docket YOR920161175US1 in US</text:span></text:p>
      <text:p text:style-name="P31"/>
      <text:p text:style-name="P31">J. Baldauf, F. Jalali, B. Mashford, M. Salehi </text:p>
      <text:p text:style-name="P32"><text:span text:style-name="T9"><text:s/></text:span><text:span text:style-name="T13">“User-Friendly navigation system”</text:span><text:span text:style-name="T9"> 03/05/2017 filed as Docket YOR920161808US1 in US</text:span></text:p>
      <text:p text:style-name="P31"/>
      <text:p text:style-name="P31">J. Baldauf, D. Beurle, M. Downton, K. Halupka, S. Moore, C. Schieber </text:p>
      <text:p text:style-name="P32"><text:span text:style-name="T13">“Intravescular catheter for modeling blood vessels”</text:span><text:span text:style-name="T9"> 05/10/2017 filed as Docket YOR920161273US1 in US</text:span></text:p>
      <text:p text:style-name="P29"/>
      <text:p text:style-name="P31">J. Baldauf, D. Beurle, M. Downton, K. Halupka, S. Moore, C. Schieber </text:p>
      <text:p text:style-name="P32"><text:span text:style-name="T13">“Intravescular catheter including markers”</text:span><text:span text:style-name="T9"> 05/20/2017 filed as Docket YOR920161274US1 in US</text:span></text:p>
      <text:p text:style-name="P5"/>
      <text:p text:style-name="P9">A w a r d s <text:s text:c="2"/>&amp; <text:s text:c="2"/>S c h o l a r s h I p s <text:s text:c="126"/></text:p>
      <text:p text:style-name="P21"/>
      <text:p text:style-name="P5">July 2016<text:tab/><text:tab/>Professional Fellowship with Pollinate Energy</text:p>
      <text:p text:style-name="P5">May 2016<text:tab/><text:tab/>IBM High Value Patent Application Award</text:p>
      <text:p text:style-name="P5">March 2016<text:tab/><text:tab/>IBM Third Patent Plateau Award</text:p>
      <text:p text:style-name="P5">August 2015<text:tab/><text:tab/>IBM Second Patent Plateau Award</text:p>
      <text:p text:style-name="P5">June 2014<text:tab/><text:tab/>IBM First Patent Plateau Award</text:p>
      <text:p text:style-name="P5">March 2014<text:tab/><text:tab/>IBM Emerging Talent Program</text:p>
      <text:p text:style-name="P5">April 2013<text:tab/><text:tab/>'Most Valuable Player Beachvolleyball Season 2012/13' Vicbeach</text:p>
      <text:p text:style-name="P5">June 2012<text:tab/><text:tab/>Australian Nanotechnology Network (ANN) Young Nanoscience <text:tab/><text:tab/><text:tab/><text:tab/><text:tab/><text:tab/><text:tab/>Ambassador Award</text:p>
      <text:p text:style-name="P5">June 2011<text:tab/><text:tab/>University of Melbourne Overseas Research Experience Scholarship</text:p>
      <text:p text:style-name="P51">June 2009<text:tab/><text:tab/><text:tab/>University of Melbourne International Postgraduate Research Scholarship <text:tab/><text:tab/><text:tab/>and Science Faculty Scholarship</text:p>
      <text:p text:style-name="P51">May 2007 <text:tab/><text:tab/><text:tab/>German Academic Exchange Service (DAAD) Travel Scholarship</text:p>
      <text:p text:style-name="P51">May 2007<text:tab/><text:tab/><text:tab/>Research Experiences for Undergraduates (REU) Scholarship</text:p>
      <text:p text:style-name="P51">September 2005<text:tab/>ERASMUS Travel Scholarship</text:p>
      <text:p text:style-name="P51">April 2004<text:tab/><text:tab/><text:tab/>Wilhelm and Else Hereaus Foundation Travel Award</text:p>
      <text:p text:style-name="P51">October 2002 <text:tab/><text:tab/><text:tab/>Siemens Young Ladies of Technology Network Member (YOLANTE)</text:p>
      <text:p text:style-name="P51">- March 2009</text:p>
      <text:p text:style-name="P21"/>
      <text:p text:style-name="P7"/>
      <text:p text:style-name="P9">V o l u n t e e r <text:s text:c="2"/>&amp; <text:s text:c="2"/>R e p r e s e n t a t I v e <text:s text:c="3"/>W o r k <text:s text:c="110"/></text:p>
      <text:p text:style-name="P24"/>
      <text:p text:style-name="P23"><text:span text:style-name="T7"><text:tab/></text:span><text:span text:style-name="T7">October 2016<text:tab/><text:tab/><text:tab/>Young Professional Fellow at </text:span><text:span text:style-name="T7">Pollinate Energy in India</text:span></text:p>
      <text:p text:style-name="P17"><text:tab/>September 2016<text:tab/><text:tab/>Organised IBM Research’s involvement at EXITE Camp</text:p>
      <text:p text:style-name="P5">July 2016<text:tab/><text:tab/><text:tab/>Joined VR Hackathon on urban sustainability in Melbourne</text:p>
      <text:p text:style-name="P17"><text:tab/>January 2016<text:tab/><text:tab/><text:tab/>Volunteer for “ICT in schools” program <text:s/></text:p>
      <text:p text:style-name="P5">October 2015<text:tab/><text:tab/><text:tab/>Helped organising a ‘Second to give’ fundraiser event</text:p>
      <text:p text:style-name="P5">September 2015<text:tab/><text:tab/>Organised IBM Research’s involvement at the EXITE Camp</text:p>
      <text:p text:style-name="P5">April 2015<text:tab/><text:tab/><text:tab/>Volunteer in Nepal for Journey to Nepal Organisation</text:p>
      <text:p text:style-name="P17"><text:tab/>May2014/May 2015<text:tab/><text:tab/>Volunteer for Foundation of Young Australians</text:p>
      <text:p text:style-name="P17"><text:tab/>September 2014<text:tab/><text:tab/>Presented at the IBM EXITE Camp</text:p>
      <text:p text:style-name="P17"><text:tab/>November 2013<text:tab/><text:tab/>Volunteer for Residential Indigenous Science Experience</text:p>
      <text:p text:style-name="P17"><text:tab/>2013 – 2015<text:tab/><text:tab/><text:tab/>Committee Member of IBM Research Australia's Social Club</text:p>
      <text:p text:style-name="P5">June 2011<text:tab/><text:tab/><text:tab/>Volunteer at BIO21 Open Day (Nanotechnology Stand)</text:p>
      <text:p text:style-name="P17"><text:tab/>October 2011 - 2013<text:tab/><text:tab/>Volunteer for “Scientist in Schools Program” of CSIRO</text:p>
      <text:p text:style-name="P17"><text:tab/>September 2011<text:tab/><text:tab/>Organizer of a Careers Expo for undergraduate students</text:p>
      <text:p text:style-name="P17"><text:tab/>April 2011 - April 2012<text:tab/>President - Chemistry Postgraduate Society</text:p>
      <text:p text:style-name="P17"><text:tab/>October 2010<text:tab/><text:tab/><text:tab/>Postgraduate Student Representative at School of Chemistry Retreat</text:p>
      <text:p text:style-name="P17"><text:tab/>August 2010<text:tab/><text:tab/><text:tab/>Volunteer at Open Day of the University of Melbourne</text:p>
      <text:p text:style-name="P17"><text:soft-page-break/><text:tab/>August 2010<text:tab/><text:tab/><text:tab/>Representative at Nanotechnology stand at Herald Sun </text:p>
      <text:p text:style-name="P52">Home and Garden Expo</text:p>
      <text:p text:style-name="P5">June 2010<text:tab/><text:tab/><text:tab/>Postgraduate Student Representative at School of Chemistry Planning Day</text:p>
      <text:p text:style-name="P5">Since May 2010<text:tab/><text:tab/>Australian Nanotechnology Network Member</text:p>
      <text:p text:style-name="P5">April 2010 - April 2011<text:tab/>Treasurer - Chemistry Postgraduate Society</text:p>
      <text:p text:style-name="P5">August 2009 - April 2012 <text:tab/>Chemistry Postgraduate Society Member</text:p>
      <text:p text:style-name="P5">Since February 2007<text:tab/><text:tab/>Deutsche Physikalische Gesellschaft Member</text:p>
      <text:p text:style-name="P17"/>
      <text:p text:style-name="P7"/>
      <text:p text:style-name="P9">S k i l l <text:s text:c="4"/>S e t <text:s text:c="141"/></text:p>
      <text:p text:style-name="P7"/>
      <text:p text:style-name="P32"><text:span text:style-name="T6">Computational:</text:span><text:span text:style-name="T7">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9"/>
      <text:p text:style-name="P32"><text:span text:style-name="T6">Experimental: </text:span><text:span text:style-name="T7">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21"/>
      <text:p text:style-name="P7">Interpersonal Skills:</text:p>
      <text:list xml:id="list1519857482730640201" text:style-name="L1">
        <text:list-item>
          <text:p text:style-name="P53">Establishing and managing collaborative research projects with an aim to build synergies</text:p>
        </text:list-item>
        <text:list-item>
          <text:p text:style-name="P53">Excellent communication skills (thesis, scientific journals and presentations)</text:p>
        </text:list-item>
        <text:list-item>
          <text:p text:style-name="P53">Hands-on experience in teaching, demonstrating to others, mentoring and public speaking</text:p>
        </text:list-item>
        <text:list-item>
          <text:p text:style-name="P53">Managing multiple tasks concurrently</text:p>
        </text:list-item>
        <text:list-item>
          <text:p text:style-name="P53">Working independently or within a team, including interdisciplinary collaborations</text:p>
        </text:list-item>
        <text:list-item>
          <text:p text:style-name="P53">Fast learning and aptitude</text:p>
        </text:list-item>
        <text:list-item>
          <text:p text:style-name="P53">Ability to develop excellent working relationships with a diverse range of people</text:p>
        </text:list-item>
        <text:list-item>
          <text:p text:style-name="P53">Passion for ongoing learning and a strong belief in always applying myself to my personal best</text:p>
        </text:list-item>
        <text:list-item>
          <text:p text:style-name="P53">Self-motivated with enthusiasm and energy to achieve career goals</text:p>
        </text:list-item>
        <text:list-item>
          <text:p text:style-name="P53">Logical, dynamic, entrepreneurial thinker with strong analytical and research skills</text:p>
        </text:list-item>
        <text:list-item>
          <text:p text:style-name="P53">Excellent problem solving skills due to a holistic and provident thinking approach</text:p>
        </text:list-item>
        <text:list-item>
          <text:p text:style-name="P53">Managing projects according to time, budget and performance</text:p>
        </text:list-item>
        <text:list-item>
          <text:p text:style-name="P53">Optimistic attitude towards life in general</text:p>
        </text:list-item>
        <text:list-item>
          <text:p text:style-name="P53">Taking initiative in creating a social atmosphere at work to enable high performing teams</text:p>
        </text:list-item>
        <text:list-item>
          <text:p text:style-name="P57">Respecting diverse opinions and seeking to understand other peoples motivations</text:p>
        </text:list-item>
      </text:list>
      <text:p text:style-name="P17"/>
      <text:p text:style-name="P7"/>
      <text:p text:style-name="P9">L a n g u a g e s <text:s text:c="148"/></text:p>
      <text:p text:style-name="P21"/>
      <text:p text:style-name="P5">German (native), English (fluent), Spanish (good), French (basic)<text:tab/></text:p>
      <text:p text:style-name="P17"/>
      <text:p text:style-name="P7"/>
      <text:p text:style-name="P9">O t h e r <text:s text:c="3"/>I n t e r e s t s <text:s text:c="140"/></text:p>
      <text:p text:style-name="P21"/>
      <text:p text:style-name="P29">Rock climbing, Beach volleyball, Mountaineering, Yoga, Reading, Traveling, Sustainable Living, Gardening<text:tab/></text:p>
      <text:p text:style-name="P21"/>
      <text:p text:style-name="P7"/>
      <text:p text:style-name="P7"/>
      <text:p text:style-name="P56"><text:tab/></text:p>
      <text:p text:style-name="P10"><text:soft-page-break/><text:span text:style-name="T17"><text:tab/></text:span><text:span text:style-name="T15">R e f e r e e s <text:s text:c="150"/></text:span></text:p>
      <text:p text:style-name="P21"/>
      <text:p text:style-name="P5">Prof. Paul Mulvaney, Group Leader - Nanoparticle Group University of Melbourne</text:p>
      <text:p text:style-name="P5">2/30 Flemington Road, Parkville VIC 3010, +61-3-8344-2405, mulvaney@unimelb.edu.au </text:p>
      <text:p text:style-name="P5"/>
      <text:p text:style-name="P5">Dr. Juerg van Kaenel, Associate Director of IBM Research Australia </text:p>
      <text:p text:style-name="P5">5/204 Lygon Street, Carlton VIC 3053, +61-2-, jvk@au1.ibm.com</text:p>
      <text:p text:style-name="P5"/>
      <text:p text:style-name="P11"><text:tab/>Additional references available on request.</text:p>
      <text:p text:style-name="P1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7"><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103</meta:editing-cycles>
    <meta:print-date>2016-10-19T01:23:00</meta:print-date>
    <meta:creation-date>2016-10-19T01:23:00</meta:creation-date>
    <dc:date>2017-10-18T22:08:26</dc:date>
    <meta:editing-duration>P9DT8H15M37S</meta:editing-duration>
    <meta:generator>OpenOffice/4.1.3$Unix OpenOffice.org_project/413m1$Build-9783</meta:generator>
    <meta:document-statistic meta:table-count="0" meta:image-count="1" meta:object-count="0" meta:page-count="7" meta:paragraph-count="200" meta:word-count="2599" meta:character-count="18620"/>
    <meta:template xlink:type="simple" xlink:actuate="onRequest" xlink:title="Normal.dotm" xlink:href=""/>
  </office:meta>
</office:document-meta>
</file>